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EFDDF82C.jpg" manifest:media-type="image/jpeg"/>
  <manifest:file-entry manifest:full-path="Pictures/1000000000000280000001E06FFE3301.jpg" manifest:media-type="image/jpeg"/>
  <manifest:file-entry manifest:full-path="Pictures/1000000000000280000001E04C2FF53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7693in" svg:y="0.0256in" svg:width="5.6362in" svg:height="3.1319in" draw:z-index="0"><draw:image xlink:href="Pictures/1000000000000280000001E04C2FF536.jpg" xlink:type="simple" xlink:show="embed" xlink:actuate="onLoad"/></draw:frame><draw:frame draw:style-name="fr1" draw:name="Image2" text:anchor-type="paragraph" svg:x="1.1756in" svg:y="3.1571in" svg:width="4.8756in" svg:height="3.2972in" draw:z-index="1"><draw:image xlink:href="Pictures/1000000000000280000001E06FFE3301.jp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3" text:anchor-type="paragraph" svg:x="0.8528in" svg:y="2.4839in" svg:width="5.5264in" svg:height="3.2937in" draw:z-index="2"><draw:image xlink:href="Pictures/1000000000000280000001E0EFDDF82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8:41:52.620430858</meta:creation-date>
    <dc:date>2015-12-10T08:56:29.446630895</dc:date>
    <meta:editing-duration>P0D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